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ecaa2" officeooo:paragraph-rsid="000ecaa2"/>
    </style:style>
    <style:style style:name="P2" style:family="paragraph" style:parent-style-name="Standard">
      <style:text-properties fo:language="pl" fo:country="PL" officeooo:rsid="000ff840" officeooo:paragraph-rsid="000ff840"/>
    </style:style>
    <style:style style:name="P3" style:family="paragraph" style:parent-style-name="Standard">
      <style:text-properties fo:language="pl" fo:country="PL" officeooo:rsid="000ff840" officeooo:paragraph-rsid="0010062b"/>
    </style:style>
    <style:style style:name="P4" style:family="paragraph" style:parent-style-name="Standard">
      <style:text-properties fo:language="pl" fo:country="PL" fo:font-weight="bold" officeooo:rsid="000ff840" officeooo:paragraph-rsid="000ff840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0ff840" officeooo:paragraph-rsid="0010062b" style:font-weight-asian="bold" style:font-weight-complex="bold"/>
    </style:style>
    <style:style style:name="P6" style:family="paragraph" style:parent-style-name="Standard">
      <style:text-properties fo:language="pl" fo:country="PL" fo:font-weight="normal" officeooo:rsid="000ff840" officeooo:paragraph-rsid="000ff840" style:font-weight-asian="normal" style:font-weight-complex="normal"/>
    </style:style>
    <style:style style:name="P7" style:family="paragraph" style:parent-style-name="Standard">
      <style:text-properties fo:language="pl" fo:country="PL" fo:font-weight="normal" officeooo:rsid="000ff840" officeooo:paragraph-rsid="0010062b" style:font-weight-asian="normal" style:font-weight-complex="normal"/>
    </style:style>
    <style:style style:name="P8" style:family="paragraph" style:parent-style-name="Standard">
      <style:text-properties fo:language="pl" fo:country="PL" fo:font-weight="normal" officeooo:rsid="0010062b" officeooo:paragraph-rsid="0010062b" style:font-weight-asian="normal" style:font-weight-complex="normal"/>
    </style:style>
    <style:style style:name="P9" style:family="paragraph" style:parent-style-name="Standard">
      <style:text-properties fo:language="pl" fo:country="PL" officeooo:rsid="0010062b" officeooo:paragraph-rsid="0010062b"/>
    </style:style>
    <style:style style:name="P10" style:family="paragraph" style:parent-style-name="Standard">
      <style:text-properties fo:language="pl" fo:country="PL" fo:font-weight="normal" officeooo:rsid="007efe1a" officeooo:paragraph-rsid="00123ec0" style:font-weight-asian="normal" style:font-weight-complex="normal"/>
    </style:style>
    <style:style style:name="P11" style:family="paragraph" style:parent-style-name="Standard">
      <style:text-properties fo:language="pl" fo:country="PL" fo:font-weight="bold" officeooo:rsid="000ff840" officeooo:paragraph-rsid="00123ec0" style:font-weight-asian="bold" style:font-weight-complex="bold"/>
    </style:style>
    <style:style style:name="P12" style:family="paragraph" style:parent-style-name="Standard">
      <style:text-properties fo:language="pl" fo:country="PL" officeooo:rsid="000ff840" officeooo:paragraph-rsid="00123ec0"/>
    </style:style>
    <style:style style:name="P13" style:family="paragraph" style:parent-style-name="Standard">
      <style:text-properties fo:language="pl" fo:country="PL" officeooo:rsid="007efe1a" officeooo:paragraph-rsid="00123ec0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ff840" officeooo:paragraph-rsid="00123ec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62b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7ef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usze przypadków użycia </text:p>
      <text:p text:style-name="P1"/>
      <text:p text:style-name="P2"><text:span text:style-name="T1">Nazwa:</text:span> Zaloguj się</text:p>
      <text:p text:style-name="P4">Główny scenariusz:</text:p>
      <text:p text:style-name="P2">1. Użytkownik wypełnia formularz logowania.</text:p>
      <text:p text:style-name="P2">2. Użytkownik potwierdza wpisane dane.</text:p>
      <text:p text:style-name="P2">3. System sprawdza otrzymane dane.</text:p>
      <text:p text:style-name="P2">4, Użytkownik uzyskuje dostęp do swojego konta.</text:p>
      <text:p text:style-name="P4">Rozszerzenia:</text:p>
      <text:p text:style-name="P6">2a. Nieodpowiednie dane(zabronione znaki, zbyt krótkie hasło , etc)</text:p>
      <text:p text:style-name="P6">a. Użytkownik wpisuje poprawne dane.</text:p>
      <text:p text:style-name="P6">b. Użytkownik potwierdza wpisane dane.</text:p>
      <text:p text:style-name="P6">4a. Niepoprawna nazwa użytkownika lub hasło.</text:p>
      <text:p text:style-name="P6">a. Użytkownik ponownie wpisuje dane.</text:p>
      <text:p text:style-name="P6">b. System sprawdza otrzymane dane.</text:p>
      <text:p text:style-name="P6"/>
      <text:p text:style-name="P3"><text:span text:style-name="T1">Nazwa:</text:span> <text:span text:style-name="T2">Stwórz nową postać</text:span></text:p>
      <text:p text:style-name="P5">Główny scenariusz:</text:p>
      <text:p text:style-name="P3">1. <text:s/>Użytkownik <text:span text:style-name="T2">poprawnie się loguje</text:span></text:p>
      <text:p text:style-name="P3">2. <text:s/>Użytkownik <text:span text:style-name="T2">wybiera opcję „Create new character”</text:span></text:p>
      <text:p text:style-name="P3">3. <text:s/><text:span text:style-name="T2">Użytkownik wybiera klasę postaci i rozdaje dostępne punkty umiejętności.</text:span></text:p>
      <text:p text:style-name="P3">4. <text:s/>Użytkownik <text:span text:style-name="T2">potwierdza swój wybór.</text:span></text:p>
      <text:p text:style-name="P9">5. <text:s/>Nowa postać zostaje stworzona i odpowiednia informacja zapisana w bazie danych.</text:p>
      <text:p text:style-name="P5">Rozszerzenia:</text:p>
      <text:p text:style-name="P8">1a. Wystąpił problem z logowaniem </text:p>
      <text:p text:style-name="P8">a. Użytkownik ponownie próbuję się zalogować.</text:p>
      <text:p text:style-name="P8">2a. Zbyt dużo postaci</text:p>
      <text:p text:style-name="P8">a. Użytkownik usuwa jedną <text:s/>z już istniejących postaci.</text:p>
      <text:p text:style-name="P8">5a . Wystąpił problem z połączeniem </text:p>
      <text:p text:style-name="P8">a. Użytkownik zostaje poproszony o ponowne potwierdzenia wyborów.</text:p>
      <text:p text:style-name="P7"/>
      <text:p text:style-name="P6"/>
      <text:p text:style-name="P2"><text:span text:style-name="T1">Nazwa:</text:span> <text:span text:style-name="T2">Edytuj istniejącą postać</text:span></text:p>
      <text:p text:style-name="P4">Główny scenariusz:</text:p>
      <text:p text:style-name="P2">1. Użytkownik <text:span text:style-name="T2">poprawnie się loguje</text:span></text:p>
      <text:p text:style-name="P2">2. Użytkownik <text:span text:style-name="T2">wybiera jedną ze swoich postaci</text:span></text:p>
      <text:p text:style-name="P2">3. <text:span text:style-name="T2">Użytkownik zmienia dane.</text:span></text:p>
      <text:p text:style-name="P2">4. Użytkownik <text:span text:style-name="T2">potwierdza zmiany.</text:span></text:p>
      <text:p text:style-name="P9">5. Zmiany zostają zapisane w bazie danych.</text:p>
      <text:p text:style-name="P4">Rozszerzenia:</text:p>
      <text:p text:style-name="P8">1a. Wystąpił problem z logowaniem </text:p>
      <text:p text:style-name="P8">a. Użytkownik ponownie próbuję się zalogować.</text:p>
      <text:p text:style-name="P8">2a. Nie ma żadnej postaci.</text:p>
      <text:p text:style-name="P8">a. Użytkownik tworzy nową postać (patrz scenariusz „Stwórz nową postać”)</text:p>
      <text:p text:style-name="P8">5a . Wystąpił problem z połączeniem </text:p>
      <text:p text:style-name="P8">a. Użytkownik zostaje poproszony o ponowne potwierdzenia zmian</text:p>
      <text:p text:style-name="P14"/>
      <text:p text:style-name="P14"><text:span text:style-name="T1">Nazwa:</text:span> <text:span text:style-name="T4">Zacznij grać</text:span></text:p>
      <text:p text:style-name="P11">Główny scenariusz:</text:p>
      <text:p text:style-name="P12"><text:soft-page-break/>1. Użytkownik <text:span text:style-name="T2">poprawnie się loguje</text:span></text:p>
      <text:p text:style-name="P13">2. Użytkownik wybiera tutorial lub online grę</text:p>
      <text:p text:style-name="P10">3. Użytkownik zaczyna grać.</text:p>
      <text:p text:style-name="P11">Rozszerzenia:</text:p>
      <text:p text:style-name="P10">2a. Użytkownik wybiera tutorial.</text:p>
      <text:p text:style-name="P10">a. Bezzwłocznie zaczyna grę.</text:p>
      <text:p text:style-name="P10">2b. Użytkownik wybiera online.</text:p>
      <text:p text:style-name="P10">a. Tworzy lub wybiera nową postać.</text:p>
      <text:p text:style-name="P10">b. Zaczyna gr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3:23:35.346000000</meta:creation-date>
    <dc:date>2015-01-13T23:47:01.504000000</dc:date>
    <meta:editing-duration>PT17M53S</meta:editing-duration>
    <meta:editing-cycles>2</meta:editing-cycles>
    <meta:generator>LibreOffice/4.2.8.2$Windows_x86 LibreOffice_project/48d50dbfc06349262c9d50868e5c1f630a573ebd</meta:generator>
    <meta:document-statistic meta:table-count="0" meta:image-count="0" meta:object-count="0" meta:page-count="2" meta:paragraph-count="53" meta:word-count="266" meta:character-count="1901" meta:non-whitespace-character-count="1677"/>
  </office:meta>
</office:document-meta>
</file>